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115%"/>
    </style:style>
    <style:style style:name="T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3" style:parent-style-name="Standard" style:family="paragraph">
      <style:paragraph-properties fo:text-align="justify" fo:line-height="115%"/>
    </style:style>
    <style:style style:name="P4" style:parent-style-name="Standard" style:family="paragraph">
      <style:paragraph-properties fo:text-align="justify" fo:line-height="115%"/>
    </style:style>
    <style:style style:name="T5" style:parent-style-name="DefaultParagraphFont" style:family="text">
      <style:text-properties style:font-name="Times New Roman" style:font-name-complex="Times New Roman" fo:font-weight="bold" style:font-weight-asian="bold"/>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style:style>
    <style:style style:name="T8" style:parent-style-name="DefaultParagraphFont" style:family="text">
      <style:text-properties style:font-name="Times New Roman" style:font-name-complex="Times New Roman" style:text-position="super 66.6%"/>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style:style>
    <style:style style:name="P11" style:parent-style-name="Standard" style:family="paragraph">
      <style:paragraph-properties fo:text-align="justify" fo:line-height="115%"/>
    </style:style>
    <style:style style:name="T12" style:parent-style-name="DefaultParagraphFont" style:family="text">
      <style:text-properties style:font-name="Times New Roman" style:font-name-complex="Times New Roman"/>
    </style:style>
    <style:style style:name="T13" style:parent-style-name="DefaultParagraphFont" style:family="text">
      <style:text-properties style:font-name="Times New Roman" style:font-name-complex="Times New Roman"/>
    </style:style>
    <style:style style:name="T14" style:parent-style-name="DefaultParagraphFont" style:family="text">
      <style:text-properties style:font-name="Times New Roman" style:font-name-complex="Times New Roman"/>
    </style:style>
    <style:style style:name="T15" style:parent-style-name="DefaultParagraphFont" style:family="text">
      <style:text-properties style:font-name="Times New Roman" style:font-name-complex="Times New Roman"/>
    </style:style>
    <style:style style:name="P16" style:parent-style-name="Standard" style:family="paragraph">
      <style:paragraph-properties fo:text-align="justify" fo:line-height="115%"/>
    </style:style>
    <style:style style:name="T17" style:parent-style-name="DefaultParagraphFont" style:family="text">
      <style:text-properties style:font-name="Times New Roman" style:font-name-complex="Times New Roman" fo:font-weight="bold" style:font-weight-asian="bold" style:font-weight-complex="bold"/>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P20" style:parent-style-name="Standard" style:family="paragraph">
      <style:paragraph-properties fo:text-align="justify" fo:line-height="115%"/>
    </style:style>
    <style:style style:name="T21" style:parent-style-name="DefaultParagraphFont" style:family="text">
      <style:text-properties style:font-name="Times New Roman" style:font-name-complex="Times New Roman" fo:font-weight="bold" style:font-weight-asian="bold" style:font-weight-complex="bold"/>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P24" style:parent-style-name="Standard" style:family="paragraph">
      <style:paragraph-properties fo:text-align="justify" fo:line-height="115%"/>
    </style:style>
    <style:style style:name="T25" style:parent-style-name="DefaultParagraphFont" style:family="text">
      <style:text-properties style:font-name="Times New Roman" style:font-name-complex="Times New Roman" fo:font-weight="bold" style:font-weight-asian="bold" style:font-weight-complex="bold"/>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style:style>
    <style:style style:name="P28" style:parent-style-name="Standard" style:family="paragraph">
      <style:paragraph-properties fo:text-align="justify" fo:line-height="115%"/>
      <style:text-properties style:font-name="Times New Roman" style:font-name-complex="Times New Roman"/>
    </style:style>
    <style:style style:name="P29" style:parent-style-name="Standard" style:family="paragraph">
      <style:paragraph-properties fo:text-align="justify" fo:line-height="115%"/>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style:text-position="super 66.6%"/>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P37" style:parent-style-name="Standard" style:family="paragraph">
      <style:paragraph-properties fo:text-align="justify" fo:line-height="115%"/>
      <style:text-properties style:font-name="Times New Roman" style:font-name-complex="Times New Roman"/>
    </style:style>
    <style:style style:name="P38" style:parent-style-name="Standard" style:family="paragraph">
      <style:paragraph-properties fo:text-align="justify" fo:line-height="115%"/>
      <style:text-properties style:font-name="Times New Roman" style:font-name-complex="Times New Roman"/>
    </style:style>
    <style:style style:name="P39" style:parent-style-name="Standard" style:family="paragraph">
      <style:paragraph-properties fo:text-align="justify" fo:line-height="115%"/>
      <style:text-properties style:font-name="Times New Roman" style:font-name-complex="Times New Roman"/>
    </style:style>
    <style:style style:name="P40" style:parent-style-name="Standard" style:family="paragraph">
      <style:paragraph-properties fo:text-align="justify" fo:line-height="115%"/>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style:text-position="super 66.6%"/>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P49" style:parent-style-name="Standard" style:family="paragraph">
      <style:paragraph-properties fo:text-align="justify" fo:line-height="115%"/>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text-position="super 66.6%"/>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style:style>
    <style:style style:name="P56" style:parent-style-name="Standard" style:family="paragraph">
      <style:paragraph-properties fo:text-align="justify" fo:line-height="115%"/>
      <style:text-properties style:font-name="Times New Roman" style:font-name-complex="Times New Roman"/>
    </style:style>
    <style:style style:name="P57" style:parent-style-name="Standard" style:family="paragraph">
      <style:paragraph-properties fo:text-align="justify" fo:line-height="115%"/>
      <style:text-properties style:font-name="Times New Roman" style:font-name-complex="Times New Roman"/>
    </style:style>
    <style:style style:name="P58" style:parent-style-name="Standard" style:family="paragraph">
      <style:paragraph-properties fo:text-align="justify" fo:line-height="115%"/>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text-position="super 66.6%"/>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style:style>
    <style:style style:name="P66" style:parent-style-name="Standard" style:family="paragraph">
      <style:paragraph-properties fo:text-align="justify" fo:line-height="115%"/>
      <style:text-properties style:font-name="Times New Roman" style:font-name-complex="Times New Roman"/>
    </style:style>
    <style:style style:name="P67" style:parent-style-name="Standard" style:family="paragraph">
      <style:paragraph-properties fo:text-align="justify" fo:line-height="115%"/>
    </style:style>
    <style:style style:name="T68" style:parent-style-name="DefaultParagraphFont" style:family="text">
      <style:text-properties style:font-name="Times New Roman" style:font-name-complex="Times New Roman"/>
    </style:style>
    <style:style style:name="T69" style:parent-style-name="DefaultParagraphFont" style:family="text">
      <style:text-properties style:font-name="Times New Roman" style:font-name-complex="Times New Roman" style:text-position="super 66.6%"/>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P74" style:parent-style-name="Standard" style:family="paragraph">
      <style:paragraph-properties fo:text-align="justify" fo:line-height="115%"/>
      <style:text-properties style:font-name="Times New Roman" style:font-name-complex="Times New Roman"/>
    </style:style>
    <style:style style:name="P75" style:parent-style-name="Standard" style:family="paragraph">
      <style:paragraph-properties fo:text-align="justify" fo:line-height="115%"/>
      <style:text-properties style:font-name="Times New Roman" style:font-name-complex="Times New Roman"/>
    </style:style>
    <style:style style:name="P76" style:parent-style-name="Standard" style:family="paragraph">
      <style:paragraph-properties fo:text-align="justify" fo:line-height="115%"/>
    </style:style>
    <style:style style:name="T77" style:parent-style-name="DefaultParagraphFont" style:family="text">
      <style:text-properties style:font-name="Times New Roman" style:font-name-complex="Times New Roman"/>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style>
    <style:style style:name="T80" style:parent-style-name="DefaultParagraphFont" style:family="text">
      <style:text-properties style:font-name="Times New Roman" style:font-name-complex="Times New Roman" style:text-position="super 66.6%"/>
    </style:style>
    <style:style style:name="T81" style:parent-style-name="DefaultParagraphFont" style:family="text">
      <style:text-properties style:font-name="Times New Roman" style:font-name-complex="Times New Roman"/>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style>
    <style:style style:name="P84" style:parent-style-name="Standard" style:family="paragraph">
      <style:paragraph-properties fo:text-align="justify" fo:line-height="115%"/>
      <style:text-properties style:font-name="Times New Roman" style:font-name-complex="Times New Roman"/>
    </style:style>
    <style:style style:name="P85" style:parent-style-name="Standard" style:family="paragraph">
      <style:paragraph-properties fo:text-align="justify" fo:line-height="115%"/>
      <style:text-properties style:font-name="Times New Roman" style:font-name-complex="Times New Roman"/>
    </style:style>
    <style:style style:name="P86" style:parent-style-name="Standard" style:family="paragraph">
      <style:paragraph-properties fo:text-align="justify" fo:line-height="115%"/>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text-position="super 66.6%"/>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P92" style:parent-style-name="Standard" style:family="paragraph">
      <style:paragraph-properties fo:text-align="justify" fo:line-height="115%"/>
      <style:text-properties style:font-name="Times New Roman" style:font-name-complex="Times New Roman"/>
    </style:style>
    <style:style style:name="P93" style:parent-style-name="Standard" style:family="paragraph">
      <style:paragraph-properties fo:text-align="justify" fo:line-height="115%"/>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style:text-position="super 66.6%"/>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style:style>
    <style:style style:name="P101" style:parent-style-name="Standard" style:family="paragraph">
      <style:paragraph-properties fo:text-align="justify" fo:line-height="115%"/>
      <style:text-properties style:font-name="Times New Roman" style:font-name-complex="Times New Roman"/>
    </style:style>
    <style:style style:name="P102" style:parent-style-name="Standard" style:family="paragraph">
      <style:paragraph-properties fo:text-align="justify" fo:line-height="115%"/>
    </style:style>
    <style:style style:name="T103" style:parent-style-name="DefaultParagraphFont" style:family="text">
      <style:text-properties style:font-name="Times New Roman" style:font-name-complex="Times New Roman"/>
    </style:style>
    <style:style style:name="T104" style:parent-style-name="DefaultParagraphFont" style:family="text">
      <style:text-properties style:font-name="Times New Roman" style:font-name-complex="Times New Roman" style:text-position="super 66.6%"/>
    </style:style>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P111" style:parent-style-name="Standard" style:family="paragraph">
      <style:paragraph-properties fo:text-align="justify" fo:line-height="115%"/>
      <style:text-properties style:font-name="Times New Roman" style:font-name-complex="Times New Roman"/>
    </style:style>
    <style:style style:name="P112" style:parent-style-name="Standard" style:family="paragraph">
      <style:paragraph-properties fo:text-align="justify" fo:line-height="115%"/>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style:text-position="super 66.6%"/>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style>
    <style:style style:name="P122" style:parent-style-name="Standard" style:family="paragraph">
      <style:paragraph-properties fo:text-align="justify" fo:line-height="115%"/>
      <style:text-properties style:font-name="Times New Roman" style:font-name-complex="Times New Roman"/>
    </style:style>
    <style:style style:name="P123" style:parent-style-name="Standard" style:family="paragraph">
      <style:paragraph-properties fo:text-align="justify" fo:line-height="115%"/>
    </style:style>
    <style:style style:name="T124" style:parent-style-name="DefaultParagraphFont" style:family="text">
      <style:text-properties style:font-name="Times New Roman" style:font-name-complex="Times New Roman"/>
    </style:style>
    <style:style style:name="T125" style:parent-style-name="DefaultParagraphFont" style:family="text">
      <style:text-properties style:font-name="Times New Roman"/>
    </style:style>
    <style:style style:name="T126" style:parent-style-name="DefaultParagraphFont" style:family="text">
      <style:text-properties style:font-name="Times New Roman" fo:font-style="italic" style:font-style-asian="italic"/>
    </style:style>
    <style:style style:name="T127" style:parent-style-name="DefaultParagraphFont" style:family="text">
      <style:text-properties style:font-name="Times New Roman"/>
    </style:style>
    <style:style style:name="P128" style:parent-style-name="Standard" style:family="paragraph">
      <style:paragraph-properties fo:text-align="justify" fo:line-height="115%"/>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fo:font-style="italic" style:font-style-asian="italic"/>
    </style:style>
    <style:style style:name="T132" style:parent-style-name="DefaultParagraphFont" style:family="text">
      <style:text-properties style:font-name="Times New Roman"/>
    </style:style>
    <style:style style:name="P133" style:parent-style-name="Standard" style:family="paragraph">
      <style:paragraph-properties fo:text-align="justify" fo:line-height="115%"/>
    </style:style>
    <style:style style:name="T134" style:parent-style-name="DefaultParagraphFont" style:family="text">
      <style:text-properties style:font-name="Times New Roman" style:font-name-complex="Times New Roman"/>
    </style:style>
    <style:style style:name="T135" style:parent-style-name="DefaultParagraphFont" style:family="text">
      <style:text-properties style:font-name="Times New Roman"/>
    </style:style>
    <style:style style:name="T136" style:parent-style-name="DefaultParagraphFont" style:family="text">
      <style:text-properties style:font-name="Times New Roman"/>
    </style:style>
    <style:style style:name="T137" style:parent-style-name="DefaultParagraphFont" style:family="text">
      <style:text-properties style:font-name="Times New Roman" fo:font-style="italic" style:font-style-asian="italic"/>
    </style:style>
    <style:style style:name="T138" style:parent-style-name="DefaultParagraphFont" style:family="text">
      <style:text-properties style:font-name="Times New Roman"/>
    </style:style>
    <style:style style:name="P139" style:parent-style-name="Standard" style:family="paragraph">
      <style:paragraph-properties fo:text-align="justify" fo:line-height="115%"/>
    </style:style>
    <style:style style:name="T140" style:parent-style-name="DefaultParagraphFont" style:family="text">
      <style:text-properties style:font-name="Times New Roman" style:font-name-complex="Times New Roman"/>
    </style:style>
    <style:style style:name="T141" style:parent-style-name="DefaultParagraphFont" style:family="text">
      <style:text-properties style:font-name="Times New Roman" style:font-name-complex="Times New Roman"/>
    </style:style>
    <style:style style:name="T142" style:parent-style-name="DefaultParagraphFont" style:family="text">
      <style:text-properties style:font-name="Times New Roman" style:font-name-complex="Times New Roman" fo:font-style="italic" style:font-style-asian="italic"/>
    </style:style>
    <style:style style:name="T143" style:parent-style-name="DefaultParagraphFont" style:family="text">
      <style:text-properties style:font-name="Times New Roman" style:font-name-complex="Times New Roman"/>
    </style:style>
    <style:style style:name="P144" style:parent-style-name="Standard" style:family="paragraph">
      <style:paragraph-properties fo:text-align="justify" fo:line-height="115%"/>
    </style:style>
    <style:style style:name="T145" style:parent-style-name="DefaultParagraphFont" style:family="text">
      <style:text-properties style:font-name="Times New Roman" style:font-name-complex="Times New Roman"/>
    </style:style>
    <style:style style:name="T146" style:parent-style-name="DefaultParagraphFont" style:family="text">
      <style:text-properties style:font-name="Times New Roman" style:font-name-complex="Times New Roman" fo:font-style="italic" style:font-style-asian="italic"/>
    </style:style>
    <style:style style:name="T147" style:parent-style-name="DefaultParagraphFont" style:family="text">
      <style:text-properties style:font-name="Times New Roman" style:font-name-complex="Times New Roman" fo:font-style="italic" style:font-style-asian="italic"/>
    </style:style>
    <style:style style:name="T148" style:parent-style-name="DefaultParagraphFont" style:family="text">
      <style:text-properties style:font-name="Times New Roman" style:font-name-complex="Times New Roman"/>
    </style:style>
    <style:style style:name="P149" style:parent-style-name="Standard" style:family="paragraph">
      <style:paragraph-properties fo:text-align="justify" fo:line-height="115%"/>
    </style:style>
    <style:style style:name="T150" style:parent-style-name="DefaultParagraphFont" style:family="text">
      <style:text-properties style:font-name="Times New Roman" style:font-name-complex="Times New Roman"/>
    </style:style>
    <style:style style:name="T151" style:parent-style-name="DefaultParagraphFont" style:family="text">
      <style:text-properties style:font-name="Times New Roman" style:font-name-complex="Times New Roman" fo:font-style="italic" style:font-style-asian="italic"/>
    </style:style>
    <style:style style:name="T152" style:parent-style-name="DefaultParagraphFont" style:family="text">
      <style:text-properties style:font-name="Times New Roman" style:font-name-complex="Times New Roman"/>
    </style:style>
    <style:style style:name="P153" style:parent-style-name="Standard" style:family="paragraph">
      <style:paragraph-properties fo:text-align="justify" fo:line-height="115%"/>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fo:font-style="italic" style:font-style-asian="italic"/>
    </style:style>
    <style:style style:name="T157" style:parent-style-name="DefaultParagraphFont" style:family="text">
      <style:text-properties style:font-name="Times New Roman" style:font-name-complex="Times New Roman"/>
    </style:style>
    <style:style style:name="P158" style:parent-style-name="Standard" style:family="paragraph">
      <style:paragraph-properties fo:text-align="justify" fo:line-height="115%"/>
    </style:style>
    <style:style style:name="T159" style:parent-style-name="DefaultParagraphFont" style:family="text">
      <style:text-properties style:font-name="Times New Roman" style:font-name-complex="Times New Roman"/>
    </style:style>
    <style:style style:name="T160" style:parent-style-name="DefaultParagraphFont" style:family="text">
      <style:text-properties style:font-name="Times New Roman" style:font-name-complex="Times New Roman"/>
    </style:style>
    <style:style style:name="T161" style:parent-style-name="DefaultParagraphFont" style:family="text">
      <style:text-properties style:font-name="Times New Roman" style:font-name-complex="Times New Roman" fo:font-style="italic" style:font-style-asian="italic"/>
    </style:style>
    <style:style style:name="T162" style:parent-style-name="DefaultParagraphFont" style:family="text">
      <style:text-properties style:font-name="Times New Roman" style:font-name-complex="Times New Roman"/>
    </style:style>
    <style:style style:name="P163" style:parent-style-name="Standard" style:family="paragraph">
      <style:paragraph-properties fo:text-align="justify" fo:line-height="115%"/>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fo:font-style="italic" style:font-style-asian="italic"/>
    </style:style>
    <style:style style:name="T167" style:parent-style-name="DefaultParagraphFont" style:family="text">
      <style:text-properties style:font-name="Times New Roman" style:font-name-complex="Times New Roman"/>
    </style:style>
    <style:style style:name="P168" style:parent-style-name="Standard" style:family="paragraph">
      <style:paragraph-properties fo:text-align="justify" fo:line-height="115%"/>
    </style:style>
    <style:style style:name="T169" style:parent-style-name="DefaultParagraphFont" style:family="text">
      <style:text-properties style:font-name="Times New Roman" style:font-name-complex="Times New Roman"/>
    </style:style>
    <style:style style:name="T170" style:parent-style-name="DefaultParagraphFont" style:family="text">
      <style:text-properties style:font-name="Times New Roman" style:font-name-complex="Times New Roman"/>
    </style:style>
    <style:style style:name="T171" style:parent-style-name="DefaultParagraphFont" style:family="text">
      <style:text-properties style:font-name="Times New Roman" style:font-name-complex="Times New Roman" fo:font-style="italic" style:font-style-asian="italic"/>
    </style:style>
    <style:style style:name="T172" style:parent-style-name="DefaultParagraphFont" style:family="text">
      <style:text-properties style:font-name="Times New Roman" style:font-name-complex="Times New Roman"/>
    </style:style>
    <style:style style:name="P173" style:parent-style-name="Standard" style:family="paragraph">
      <style:paragraph-properties fo:text-align="justify" fo:line-height="115%"/>
      <style:text-properties style:font-name="Times New Roman" style:font-name-complex="Times New Roman"/>
    </style:style>
    <style:style style:name="P174" style:parent-style-name="Standard" style:family="paragraph">
      <style:paragraph-properties fo:text-align="justify" fo:line-height="115%"/>
      <style:text-properties style:font-name="Times New Roman" style:font-name-complex="Times New Roman"/>
    </style:style>
    <style:style style:name="P175" style:parent-style-name="Standard" style:family="paragraph">
      <style:paragraph-properties fo:text-align="justify" fo:line-height="115%"/>
      <style:text-properties style:font-name="Times New Roman" style:font-name-complex="Times New Roman"/>
    </style:style>
    <style:style style:name="P176" style:parent-style-name="Standard" style:family="paragraph">
      <style:paragraph-properties fo:text-align="justify" fo:line-height="115%"/>
      <style:text-properties style:font-name="Times New Roman" style:font-name-complex="Times New Roman"/>
    </style:style>
    <style:style style:name="P177" style:parent-style-name="Standard" style:family="paragraph">
      <style:paragraph-properties fo:text-align="justify" fo:line-height="115%"/>
      <style:text-properties style:font-name="Times New Roman" style:font-name-complex="Times New Roman"/>
    </style:style>
    <style:style style:name="P178" style:parent-style-name="Standard" style:family="paragraph">
      <style:paragraph-properties fo:text-align="justify" fo:line-height="115%"/>
      <style:text-properties style:font-name="Times New Roman" style:font-name-complex="Times New Roman"/>
    </style:style>
  </office:automatic-styles>
  <office:body>
    <office:text text:use-soft-page-breaks="true">
      <text:p text:style-name="P1"><text:span text:style-name="T2">LITERATURE SURVEY</text:span></text:p>
      <text:p text:style-name="P3"/>
      <text:p text:style-name="P4"><text:span text:style-name="T5"><text:tab/></text:span><text:span text:style-name="T6"><text:s/>The advancement in the big data field has led to design of algorithms <text:s/>to process the sequential data but they were not considering the fact that the genome is made up of repetitive segments called tandem repeats. To overcome this situation they have desi</text:span><text:span text:style-name="T7">gned an algorithm called ConSgen<text:s/></text:span><text:span text:style-name="T8">[1]</text:span><text:span text:style-name="T9"><text:s/>an effective algorithm for discovering contiguous sequential generators. It adopts the n-gram model, called shingles, to generate potential frequent subsequence’s and leverages several pruning techniques unpromising par</text:span><text:span text:style-name="T10">ts of search space.</text:span></text:p>
      <text:p text:style-name="P11"><text:span text:style-name="T12"><text:tab/>The algorithm works on three-step manner. In the first step, each sequence is split into a series of snippets which preserve the original ordering of items. The length of the snippets is fixed within one complete scan, while it increme</text:span><text:span text:style-name="T13">ntally increases by step length 1 according to n-gram model in subsequent scans. In the next step, by exploring the some properties of contiguous sequential generators, three effective pruning techniques, redundant snippet pruning, max-prefix-suffix prunin</text:span><text:span text:style-name="T14">g and support pruning are proposed. In the third step, all contiguous sequential non-generators are <text:s/>distinguished successively from the set of contiguous sequential patterns by performing the lower-cluster checking. The problem is to check whether there e</text:span><text:span text:style-name="T15">xist a super-pattern absorbing smaller patterns.</text:span></text:p>
      <text:p text:style-name="P16"><text:span text:style-name="T17"><text:tab/>Redundant snippet pruning</text:span><text:span text:style-name="T18"><text:s/>In real-world datasets, some snippets often appear multiple times, not only among different sequences but also inside one sequence. For each newly split snippet, we check the prev</text:span><text:span text:style-name="T19">ious snippets to see whether the new one already exists. The repeated snippets <text:s/>can be easily identified and discarded on-the-fly.</text:span></text:p>
      <text:p text:style-name="P20"><text:span text:style-name="T21"><text:tab/>Max-prefix-suffix pruning</text:span><text:span text:style-name="T22"><text:s/>Unlike classic candidate enumerate-and-test paradigm, max-prefix-suffix pruning, for a new length</text:span><text:span text:style-name="T23">-k snippet s, does not need to check all its subsequences if there exist an infrequent one. <text:s text:c="3"/>Instead, it checks only the frequency of the max-prefix-suffixes of s. The length-k snippet is pruned immediately if its max-prefix or max-suffix is infrequent.</text:span></text:p>
      <text:p text:style-name="P24"><text:span text:style-name="T25"><text:tab/>Support pruning</text:span><text:span text:style-name="T26"><text:s text:c="2"/>A snippet is called a promising candidate if it meets: (1) it is distinct from the previous snippets (already split snippets); and (2) both the max-prefix and the max-suffix of the snippet are frequent. Such snippets satisfying the above</text:span><text:span text:style-name="T27"><text:s/>two conditions can be shifted to count their supports and check whether they are frequent.</text:span></text:p>
      <text:p text:style-name="P28"/>
      <text:p text:style-name="P29"><text:span text:style-name="T30"><text:tab/>Tandem repeats<text:s/></text:span><text:span text:style-name="T31">[2]</text:span><text:span text:style-name="T32">, which occur frequently in genomes, are related to the gene regulatory function and various diseases. Since a DNA sequence consists of ordered<text:s/></text:span><text:span text:style-name="T33">nucleotides represented as letters A, C, T, and G, string matching methods including those based on the Hamming or edit distance, data compression, and color coding, are useful for tandem repeat analysis. The algorithms that have been proposed used Hamming</text:span><text:span text:style-name="T34"><text:s/>distance and edit distance. However, the main limitation of these algorithms is excessive running time since a genome sequence can easily consist of millions of neucleotides. In order to reduce the run-time, heuristic algorithms have been proposed however</text:span><text:span text:style-name="T35"><text:s/>these algorithms are not sufficient by themselves because they require a period of the repeat or the basic pattern of the region to be specified in advance. To overcome this problem a computer program known as tandem repeat finder (TRF) has been proposed<text:s/></text:span><text:span text:style-name="T36">which works based on probabilistic model. <text:s/>It consists of a screening phase and a verification phase. Algorithms, other than these measuring the sequence edit distance, may also be used.</text:span></text:p>
      <text:p text:style-name="P37"><text:tab/>If the four letters A, C, T, and G, in a DNA sequence are assigned numerical values, then signal processing operations can be used for tandem repeats. In the tetrahedral representation, each of the four letters is assigned to a vertex of a regular tetrahedron in space. An optimal criteria like use<text:s/><text:soft-page-break/>of a weight vector to obtain the sequence can also be used.Numerical representation of DNA sequences opens up the possibility of applying signal processing techniques to the analysis of genomic data. Recently, signal processing methods have also been used for DNA repeat identification. These techniques include the discrete Fourier transformation (DFT), the short time periodicity transfer (STPT), and the exact periodic subspace decomposition (ESPD). A computer program called spectral repeat finder is also developed for this purpose.</text:p>
      <text:p text:style-name="P38"><text:tab/>An efficient method for tandem repeat detection using spectrogram of a DNA sequence is analyzed based on the autoregressive model. Most signal -processing-based methods use the FT in spectral analysis for tandem repeats detection since they are able to<text:s/>process a large amount of data quickly. However, the FT is well known to produce data truncation articrafts and poor resolution for spectral analysis. To overcome this problem a repeat detection method based <text:s/>on autoregressive (AR) model. It can offer a high resolution since it has the capability of extrapolating the autocorrelation function of the input.</text:p>
      <text:p text:style-name="P39"/>
      <text:p text:style-name="P40"><text:span text:style-name="T41"><text:tab/>Over the past few years there is so much growth in the field of bioinformatics with the completion of genomne sequencing. As the analysis of genome is u</text:span><text:span text:style-name="T42">nweiling various abnormalities. deep learning method has been widely used in many fields of science researches. Many different deep learning models are applied for different applications, e.g., deep neural networks (DNN)</text:span><text:span text:style-name="T43">[3]</text:span><text:span text:style-name="T44"><text:s/>and convolutional neural network</text:span><text:span text:style-name="T45"><text:s/>(CNN) . DNN has a classical auto encode (AE) structure which can be used to extract deep feature automatically. An AE is composed with several stacked RBM, The RBM is an undirected graphical model that defines the distribution of visible units using binar</text:span><text:span text:style-name="T46">y hidden units.In training process, each RBM can be trained independently and the output of the bottom RBM can be used as the input data of the upper RBM. After getting all the parameters for each layer, they can get a DNN to carry out feature extraction a</text:span><text:span text:style-name="T47">nd dimension reduction. Because the input unit is binary, the input data sent to the input unit should be bounded from 0 to 1. This peculiarity just adapts the characteristic of DNA methylation data. The output getting from equation 4 are also bounded, whi</text:span><text:span text:style-name="T48">ch makes the features finally extracted from the top layer are still in accordance with the characteristics of methylation data.</text:span></text:p>
      <text:p text:style-name="P49"><text:span text:style-name="T50"><text:tab/>In order to visually assess the effect of feature selection, they adopted the distributed stochastic neighbor embedding (t-SNE</text:span><text:span text:style-name="T51">)</text:span><text:span text:style-name="T52">[3]</text:span><text:span text:style-name="T53"><text:s/>method to visualize the high-dimensional data in two-dimensional space. t-SNE is a nonlinear dimensionality reduction technique which has been used in a wide range of applications, including computer security research, music analysis, cancer research,</text:span><text:span text:style-name="T54"><text:s/>and bioinformatics. It is particularly well suited for embedding high-dimensional data into a space of two or three dimensions, which can then be visualized by a scatter plot. Especially, it models each high-dimensional object by a two- or three-dimension</text:span><text:span text:style-name="T55">al point in such a way that similar objects are modeled by nearby points and dissimilar objects are modeled by distant points.</text:span></text:p>
      <text:p text:style-name="P56"><text:tab/>In order to make fair comparisons, they also applied the k-means, the Gaussian mixture model (GMM), and the SOM method to cluster the features extracted by PCA, NMF,and DNN methods, respectively.</text:p>
      <text:p text:style-name="P57"/>
      <text:p text:style-name="P58"><text:span text:style-name="T59"><text:tab/>The standard computational approach, developed over the years on various paralinguistic tasks</text:span><text:span text:style-name="T60">[4]</text:span><text:span text:style-name="T61">, is to extract several thousand general, utterance-level features from the speech excerpt</text:span><text:span text:style-name="T62">s, and use these to train general machine learning methods such as Support-Vector Machines (SVM) or Deep Neural Networks (DNNs) to perform classification or regression. In the dNN each neuron corresponds to a particular person. They have praposed to use on</text:span><text:span text:style-name="T63">ly two classes, corresponding to a zero-or-one speaker, and a two-or-more speaker case. Next, they extracted features from the frame-</text:span><text:soft-page-break/><text:span text:style-name="T64">level DNN outputs, and these features will be used for a specific time window instead of the whole utterance. Although usin</text:span><text:span text:style-name="T65">g the amount of speaker overlap may prove to be beneficial for conflict intensity estimation, we should not discard all other features.</text:span></text:p>
      <text:p text:style-name="P66"><text:tab/></text:p>
      <text:p text:style-name="P67"><text:span text:style-name="T68"><text:tab/>DNA methylation</text:span><text:span text:style-name="T69"><text:s/>[5]<text:s/></text:span><text:span text:style-name="T70">ia an epigenetic phenomenon in which methyl groups gets bounded to the 5-carbon of the cytosines<text:s/></text:span><text:span text:style-name="T71"><text:s/>ring to result in 5-methyl cytosine (5-mC) of the DNA molecule altering the expression of the associated genes. Abnormalities like cancer is linked with nypo or hyper-methylation of specific genes as global changes in DNA methylation.In human somantic cel</text:span><text:span text:style-name="T72">ls, 5-mC occurs in CpG siytes and ilands. A CpG site ia a location within a DNA sequence in which a cytosine and guanine appear consecutively. When a CpG island island in the promoter region of a gene is methylated, the gene expression is switched off. DNA</text:span><text:span text:style-name="T73"><text:s/>methylation patterns are either inherited (maintenance) or developed newly (de-novomethylation). Irregular changes in DNA methylation have been linked with many abnormalities.</text:span></text:p>
      <text:p text:style-name="P74"><text:tab/>Based on the kullback-leibler and jensen-shannon distance measurement a popular abnormality kidney-renal-clear-cell-carcinoma is detected.</text:p>
      <text:p text:style-name="P75"><text:tab/></text:p>
      <text:p text:style-name="P76"><text:span text:style-name="T77"><text:tab/>Due to novel high-throughput next-generation sequencing technologies, the sequencing of huge amounts of genetic information has become affordable. On account of this flood of data, IT costs<text:s/></text:span><text:span text:style-name="T78">have become a major obstacle compared to sequencing costs. High-performance compression of genomic data is required to reduce the storage size and transmission costs. The high coverage inherent in next-generation sequencing technologies produces highly red</text:span><text:span text:style-name="T79">undant data. Due the above reason there is a need for the design of a compression algorithm for aligned sequence reads. They have praposed an algorithm TCS</text:span><text:span text:style-name="T80">[6]</text:span><text:span text:style-name="T81">. The algorithm is solely requires SAM files which contain regions that are sorted by their mappin</text:span><text:span text:style-name="T82">g posiions. The algorithm is based on the unwinding of the sequence reads by using the mapping positions and the aditional alignment information provided by the CIGAR strings. The process of expanding the nucleotide sequence yields a modified CIGAR string,</text:span><text:span text:style-name="T83"><text:s/>which they call stogy, and the expanded nucleotide sequence, called exs. We call this mapped file as tcs file.</text:span></text:p>
      <text:p text:style-name="P84"><text:tab/>After encoding the first read, the mapping position pos and the expanded read exe are pushed to a circular buffer which implements the sliding<text:s/>window. The tsc records are a new sequence read representation are ultimately passed to a dictionary-based code inorder to exploit the redundancy along the record stream. Specifically, error-free and properly aligned sequence reads produce a tsc record stream which is highly suitable for dictionary-based compression because of repetitions in the data stream and the compression is based on the DEFLATE algorithm which uses Huffman coding and LZ77 algorithm.</text:p>
      <text:p text:style-name="P85"/>
      <text:p text:style-name="P86"><text:span text:style-name="T87"><text:tab/>Typical deep learning is a fully deterministic<text:s/></text:span><text:span text:style-name="T88">model that sheds no light on data uncertainty reductions. In this paper, we show how to introduce the concepts of fuzzy learning</text:span><text:span text:style-name="T89">[7]</text:span><text:span text:style-name="T90"><text:s/>into DL to overcome the shortcomings of fixed representation. The bulk of the proposed fuzzy system is a hierarchical deep n</text:span><text:span text:style-name="T91">eural network that derives information from both fuzzy and neural representations. Then, the knowledge learned from these two respective views are fused altogether forming the final data representation to be classified.</text:span></text:p>
      <text:p text:style-name="P92"/>
      <text:p text:style-name="P93"><text:span text:style-name="T94"><text:tab/>String matching or pattern matchin</text:span><text:span text:style-name="T95">g problem is a classical problem in computer science with extensive applications in different branches of science and engineering. This problem is interesting as a fundamental computer science problem and is a basic requirement of many practical applicatio</text:span><text:span text:style-name="T96">ns. Given a pattern P of length m and a text T of length n, both being sequences of characters drawn from<text:s/></text:span><text:soft-page-break/><text:span text:style-name="T97">a finite character set , the goal of this problem is to find all the occurrences of P in T. We use SFF (Simple Fast Filter-based Algorithm)<text:s/></text:span><text:span text:style-name="T98">[8]</text:span><text:span text:style-name="T99"><text:s/>to mat</text:span><text:span text:style-name="T100">ch the sequence.</text:span></text:p>
      <text:p text:style-name="P101"/>
      <text:p text:style-name="P102"><text:span text:style-name="T103"><text:tab/>With the advent of high-throughput next-generation sequencing (NGS)<text:s/></text:span><text:span text:style-name="T104">[9]</text:span><text:span text:style-name="T105"><text:s/>techniques, the amount of data being generated represents challenges including storage, analysis and transport of huge datasets. One solution to storage and transmis</text:span><text:span text:style-name="T106">sion of data is compression using specialized compression algorithms. However, these specialized algorithms suffer from poor scalability with increasing size of the datasets and best available solutions can take hours to compress Gigabytes of data. In this</text:span><text:span text:style-name="T107"><text:s/>paper we introduce paraDSRC, a parallel implementation of DSRC using a message passing model that presents reduction of the compression time complexity by a factor of O(1/p). Our experimental results show that paraDSRC achieves compression times that are<text:s/></text:span><text:span text:style-name="T108">43% to 99% faster than DSRC and compression throughputs of up to 8.4GB/s on a moderate size cluster. For many of the datasets used in our experiments super-linear speedups have been registered, making the implementation strongly scalable. They also show th</text:span><text:span text:style-name="T109">at paraDSRC is more than 25.6x faster than comparable parallel compression algorithms.<text:s/></text:span><text:span text:style-name="T110"><text:tab/></text:span></text:p>
      <text:p text:style-name="P111"/>
      <text:p text:style-name="P112"><text:span text:style-name="T113"><text:tab/>The field of human genetic variations has progressed rapidly over the past few years. It has added much information and deepened our knowledge and understanding of t</text:span><text:span text:style-name="T114">he diversity of genetic variations in the human genome. This significant progress has been driven mainly by the developments of microarray and next generation sequencing technologies. The array-based methods have been widely used for large-scale copy numbe</text:span><text:span text:style-name="T115">r variation (CNV)<text:s/></text:span><text:span text:style-name="T116">[10]</text:span><text:span text:style-name="T117"><text:s/>detection in the human genome. The arrival of next generation sequencing technologies, which enabled the completion of several whole genome resequencing studies, has also resulted in a massive discovery of genetic variations. These s</text:span><text:span text:style-name="T118">tudies have identified several hundred thousand short indels and a total of thousands of CNVs and other structural variations in the human genome. The discovery of these ‘newer’ types of genetic variations, indels, CNVs and copy neutral variations (inversi</text:span><text:span text:style-name="T119">ons and translocations) has also widened the scope of genetic markers in human genetic and disease gene mapping studies. The aim of this review article is to summarize the latest developments in the discovery of human genetic variations and address the iss</text:span><text:span text:style-name="T120">ue of inadequate coverage of genetic variations in the current genome-wide association studies, which mainly focuses on common SNPs. Finally, we also discuss the future directions in the field and their impacts on next generation genome-wide association st</text:span><text:span text:style-name="T121">udies.</text:span></text:p>
      <text:p text:style-name="P122"/>
      <text:p text:style-name="P123"><text:span text:style-name="T124">[1]<text:s/></text:span><text:span text:style-name="T125">Zhang, Jingsong, Yinglin Wang, Chao Zhang, and Yongyong Shi. "Mining contiguous sequential generators in biological sequences."<text:s/></text:span><text:span text:style-name="T126">IEEE/ACM Transactions on Computational Biology and Bioinformatics</text:span><text:span text:style-name="T127"><text:s/>13, no. 5 (2016): 855-867.</text:span></text:p>
      <text:p text:style-name="P128"><text:span text:style-name="T129">[2] Zhou, Hongxia, Lipi</text:span><text:span text:style-name="T130">ng Du, and Hong Yan. "Detection of tandem repeats in DNA sequences based on parametric spectral estimation."<text:s/></text:span><text:span text:style-name="T131">IEEE transactions on information technology in biomedicine</text:span><text:span text:style-name="T132"><text:s/>13, no. 5 (2009): 747-755.</text:span></text:p>
      <text:p text:style-name="P133"><text:span text:style-name="T134">[3]<text:s/></text:span><text:span text:style-name="T135">Deng, Yue, Zhiquan Ren, Youyong Kong, Feng Bao, and Qiong</text:span><text:span text:style-name="T136">hai Dai. "A hierarchical fused fuzzy deep neural network for data classification."<text:s/></text:span><text:span text:style-name="T137">IEEE Transactions on Fuzzy Systems</text:span><text:span text:style-name="T138"><text:s/>25, no. 4 (2017): 1006-1012.</text:span></text:p>
      <text:p text:style-name="P139"><text:span text:style-name="T140">[4] Gosztolya, Gábor, and László Tóth. "DNN-based Feature Extraction for Conflict Intensity Estimation from S</text:span><text:span text:style-name="T141">peech."<text:s/></text:span><text:span text:style-name="T142">IEEE Signal Processing Letters</text:span><text:span text:style-name="T143"><text:s/>(2017).</text:span></text:p>
      <text:soft-page-break/>
      <text:p text:style-name="P144"><text:span text:style-name="T145">[5] Ramakrishnan, Nithya, and Ranjan Bose. "Analysis of healthy and tumour DNA methylation distributions in kidney-renal-clear-cell-carcinoma using Kullback–Leibler and Jensen–Shannon distance measures."<text:s/></text:span><text:span text:style-name="T146">IET S</text:span><text:span text:style-name="T147">ystems Biology</text:span><text:span text:style-name="T148"><text:s/>11, no. 3 (2017): 99-104.</text:span></text:p>
      <text:p text:style-name="P149"><text:span text:style-name="T150">[6] Voges, Jan, Marco Munderloh, and Jörn Ostermann. "Predictive coding of aligned next-generation sequencing data." In<text:s/></text:span><text:span text:style-name="T151">Data Compression Conference (DCC), 2016</text:span><text:span text:style-name="T152">, pp. 241-250. IEEE, 2016.</text:span></text:p>
      <text:p text:style-name="P153"><text:span text:style-name="T154">[7] Deng, Yue, Zhiquan Ren, Y</text:span><text:span text:style-name="T155">ouyong Kong, Feng Bao, and Qionghai Dai. "A hierarchical fused fuzzy deep neural network for data classification."<text:s/></text:span><text:span text:style-name="T156">IEEE Transactions on Fuzzy Systems</text:span><text:span text:style-name="T157"><text:s/>25, no. 4 (2017): 1006-1012.</text:span></text:p>
      <text:p text:style-name="P158"><text:span text:style-name="T159">[8] Azim, Md Aashikur Rahman, Costas S. Iliopoulos, M. Sohel Rahman, and M. S</text:span><text:span text:style-name="T160">amiruzzaman. "A Simple, Fast, Filter-Based Algorithm for Approximate Circular Pattern Matching."<text:s/></text:span><text:span text:style-name="T161">IEEE transactions on nanobioscience</text:span><text:span text:style-name="T162"><text:s/>15, no. 2 (2016): 93-100.</text:span></text:p>
      <text:p text:style-name="P163"><text:span text:style-name="T164">[9] Pérez, Sandino Vargas, and Fahad Saeed. "A parallel algorithm for compression of big next-gen</text:span><text:span text:style-name="T165">eration sequencing datasets." In<text:s/></text:span><text:span text:style-name="T166">Trustcom/BigDataSE/ISPA, 2015 IEEE</text:span><text:span text:style-name="T167">, vol. 3, pp. 196-201. IEEE, 2015.</text:span></text:p>
      <text:p text:style-name="P168"><text:span text:style-name="T169">[10] Ku, Chee Seng, En Yun Loy, Agus Salim, Yudi Pawitan, and Kee Seng Chia. "The discovery of human genetic variations and their use as disease markers:<text:s/></text:span><text:span text:style-name="T170">past, present and future."<text:s/></text:span><text:span text:style-name="T171">Journal of human genetics</text:span><text:span text:style-name="T172"><text:s/>55, no. 7 (2010).</text:span></text:p>
      <text:p text:style-name="P173"/>
      <text:p text:style-name="P174"/>
      <text:p text:style-name="P175"/>
      <text:p text:style-name="P176"/>
      <text:p text:style-name="P177"/>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17-10-22T13:07:00Z</meta:creation-date>
    <dc:date>2017-10-22T17:26:00Z</dc:date>
    <meta:template xlink:href="Normal" xlink:type="simple"/>
    <meta:editing-cycles>5</meta:editing-cycles>
    <meta:editing-duration>PT3840S</meta:editing-duration>
    <meta:document-statistic meta:page-count="5" meta:paragraph-count="32" meta:word-count="2458" meta:character-count="16440" meta:row-count="116" meta:non-whitespace-character-count="14014"/>
  </office:meta>
</office:document-meta>
</file>